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632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80808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8cm" svg:x="22.5cm" svg:y="1.3cm">
          <text:p text:style-name="P1"/>
          <text:p text:style-name="P1"/>
          <text:p text:style-name="P1"/>
          <text:p text:style-name="P1"/>
          <text:p text:style-name="P1"/>
          <text:p text:style-name="P1">V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4cm" svg:height="2.8cm" svg:x="9.7cm" svg:y="1.3cm">
          <text:p text:style-name="P1">New Intermediate Languages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cm" svg:height="2.8cm" svg:x="3.4cm" svg:y="1.3cm">
          <text:p text:style-name="P1">QVT Declarative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1.2cm" svg:x="3.7cm" svg:y="2.5cm">
          <text:p text:style-name="P1">QVT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2cm" svg:x="6.9cm" svg:y="2.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0.4cm" svg:x="5.7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0.1cm" svg:y="2.5cm">
          <text:p text:style-name="P1">QVTu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8.9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6.9cm" svg:y="2.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5.7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3.3cm" svg:y="2.5cm">
          <text:p text:style-name="P1">QVT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12.1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9.7cm" svg:y="2.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.4cm" svg:x="22.9cm" svg:y="2.425cm">
          <text:p text:style-name="P1">OCL</text:p>
          <text:p text:style-name="P1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.4cm" svg:x="19.7cm" svg:y="4.4cm">
          <text:p text:style-name="P1"><text:span text:style-name="T1">ALF</text:span></text:p>
          <text:p text:style-name="P1"><text:span text:style-name="T1">QVT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7cm" svg:x="20.5cm" svg:y="3.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2cm" svg:height="1.125cm" svg:x="10.1cm" svg:y="4.5cm">
          <text:p text:style-name="P1"><text:span text:style-name="T1">ET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0.9cm" svg:y="3.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9cm" svg:height="0.882cm" svg:x="12.3cm" svg:y="5cm">
          <draw:text-box>
            <text:p><text:span text:style-name="T2">composition</text:span></text:p>
          </draw:text-box>
        </draw:frame>
        <draw:custom-shape draw:style-name="gr6" draw:text-style-name="P1" draw:layer="layout" svg:width="1.2cm" svg:height="0.4cm" svg:x="15.4cm" svg:y="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5.7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7.2cm" svg:height="0.725cm" svg:x="16.6cm" svg:y="0.175cm">
          <draw:text-box>
            <text:p text:style-name="P1"><text:span text:style-name="T3">program-to-program transformation</text:span></text:p>
          </draw:text-box>
        </draw:frame>
        <draw:custom-shape draw:style-name="gr3" draw:text-style-name="P5" draw:layer="layout" svg:width="1.2cm" svg:height="0.6cm" svg:x="4.1cm" svg:y="0.3cm">
          <text:p text:style-name="P1"><text:span text:style-name="T4">XYZ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2cm" svg:height="0.725cm" svg:x="5.3cm" svg:y="0.2cm">
          <draw:text-box>
            <text:p text:style-name="P6"><text:span text:style-name="T3">language representation</text:span></text:p>
          </draw:text-box>
        </draw:frame>
        <draw:custom-shape draw:style-name="gr10" draw:text-style-name="P1" draw:layer="layout" svg:width="1.7cm" svg:height="1.6cm" svg:x="13.5cm" svg:y="3.4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2cm" svg:height="1.2cm" svg:x="22.9cm" svg:y="4.5cm">
          <text:p text:style-name="P1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cm" svg:height="0.675cm" svg:x="23.7cm" svg:y="3.825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cm" svg:height="1.2cm" svg:x="19.7cm" svg:y="2.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2cm" svg:height="1.2cm" svg:x="21.7cm" svg:y="2.5cm">
          <text:p text:style-name="P1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.2cm" svg:x="16.5cm" svg:y="2.5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15.3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18.5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7cm" svg:height="1.2cm" svg:x="1.7cm" svg:y="4.525cm">
          <text:p text:style-name="P1"><text:span text:style-name="T1">Henshi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3.9cm" svg:y="3.7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4cm" svg:height="1.2cm" draw:transform="rotate (-1.57079632679579) translate (3.7cm 2.92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2cm" svg:height="1.2cm" svg:x="0.5cm" svg:y="2.5cm">
          <text:p text:style-name="P1">UMLX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.2cm" svg:x="5cm" svg:y="4.525cm">
          <text:p text:style-name="P1"><text:span text:style-name="T1">AT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5.2cm" svg:y="3.72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9cm" svg:height="0.882cm" svg:x="16cm" svg:y="5cm">
          <draw:text-box>
            <text:p><text:span text:style-name="T2">optimization</text:span></text:p>
          </draw:text-box>
        </draw:frame>
        <draw:custom-shape draw:style-name="gr10" draw:text-style-name="P1" draw:layer="layout" svg:width="1.7cm" svg:height="1.6cm" svg:x="16.7cm" svg:y="3.4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7" draw:layer="layout" svg:width="5.2cm" svg:height="0.725cm" svg:x="0.4cm" svg:y="0.2cm">
          <draw:text-box>
            <text:p text:style-name="P6"><text:span text:style-name="T3">Legend:</text:span></text:p>
          </draw:text-box>
        </draw:frame>
        <draw:line draw:style-name="gr12" draw:text-style-name="P1" draw:layer="layout" svg:x1="0.4cm" svg:y1="1cm" svg:x2="25.2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9M4S</meta:editing-duration>
    <meta:editing-cycles>19</meta:editing-cycles>
    <meta:generator>OpenOffice/4.1.2$Win32 OpenOffice.org_project/412m3$Build-9782</meta:generator>
    <dc:date>2017-02-07T17:06:01.48</dc:date>
    <dc:creator>Edward Willink</dc:creator>
    <meta:document-statistic meta:object-count="42"/>
  </office:meta>
</office:document-meta>
</file>